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000000004700000007A1BD6B478979AAFA6.png" manifest:media-type="image/png"/>
  <manifest:file-entry manifest:full-path="Pictures/1000000000000010000000109E5D98C42D333F2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53cm" svg:stroke-color="#2da2bf" draw:fill="solid" draw:fill-color="#78d6ea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Blank-notes">
      <style:graphic-properties draw:fill-color="#ffffff" fo:min-height="12.572cm"/>
    </style:style>
    <style:style style:name="pr3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78d6ea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0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Arial Black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7030a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Box 3" draw:style-name="gr1" draw:text-style-name="P2" draw:layer="layout" svg:width="12cm" svg:height="4.823cm" svg:x="6.699cm" svg:y="4.924cm">
          <text:p text:style-name="P1"><text:span text:style-name="T1">Garbage Surveillance 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/10</text:span></text:p>
          </draw:text-box>
        </draw:frame>
        <draw:custom-shape draw:name="TextBox 8" draw:style-name="gr2" draw:text-style-name="P5" draw:layer="layout" svg:width="9.6cm" svg:height="4.307cm" svg:x="15.3cm" svg:y="13.525cm">
          <text:p text:style-name="P1"><text:span text:style-name="T3">Project by :</text:span></text:p>
          <text:p text:style-name="P1"><text:span text:style-name="T3">Aashirwad N. B. (01FB14EEE004) </text:span></text:p>
          <text:p text:style-name="P1"><text:span text:style-name="T3">Kavin Nishanth <text:s/>(01FB14EEE0</text:span></text:p>
          <text:p text:style-name="P1"><text:span text:style-name="T3">Koustav Mandal (01FB14EEE038)</text:span></text:p>
          <text:p text:style-name="P1"><text:span text:style-name="T3"/></text:p>
          <text:p text:style-name="P1"><text:span text:style-name="T3">Guide: Dr. M. J. Venkataran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2/10</text:span></text:p>
          </draw:text-box>
        </draw:frame>
        <draw:custom-shape draw:name="TextBox 3" draw:style-name="gr1" draw:text-style-name="P2" draw:layer="layout" svg:width="14.601cm" svg:height="1.605cm" svg:x="0.899cm" svg:y="1.924cm">
          <text:p text:style-name="P1"><text:span text:style-name="T4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7" draw:layer="layout" svg:width="21.401cm" svg:height="1.775cm" svg:x="1.099cm" svg:y="6.125cm">
          <text:p text:style-name="P1"><text:span text:style-name="T5">To search for garbage sites in the PES campus and alert the house-keeping authorit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3/11</text:span></text:p>
          </draw:text-box>
        </draw:frame>
        <draw:custom-shape draw:name="TextBox 4" draw:style-name="gr2" draw:text-style-name="P8" draw:layer="layout" svg:width="20.001cm" svg:height="1.013cm" svg:x="2.299cm" svg:y="3.524cm">
          <text:p text:style-name="P1"><text:span text:style-name="T6">Possible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22.001cm" svg:height="5.585cm" svg:x="2.499cm" svg:y="5.525cm">
          <text:p text:style-name="P1"><text:span text:style-name="T5">1. Install cameras at multiple locations</text:span></text:p>
          <text:p text:style-name="P1"><text:span text:style-name="T5"/></text:p>
          <text:p text:style-name="P1"><text:span text:style-name="T5">2. Manual cleaning and surveillance</text:span></text:p>
          <text:p text:style-name="P1"><text:span text:style-name="T5"/></text:p>
          <text:p text:style-name="P1"><text:span text:style-name="T5">3. Design a drone to survey the campus</text:span></text:p>
          <text:p text:style-name="P1"><text:span text:style-name="T5"/></text:p>
          <text:p text:style-name="P1"><text:span text:style-name="T7">4. Design a mobile robot to patrol the campus</text:span><text:span text:style-name="T5">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4/10</text:span></text:p>
          </draw:text-box>
        </draw:frame>
        <draw:custom-shape draw:name="TextBox 3" draw:style-name="gr2" draw:text-style-name="P8" draw:layer="layout" svg:width="20.201cm" svg:height="1.013cm" svg:x="2.299cm" svg:y="2.524cm">
          <text:p text:style-name="P1"><text:span text:style-name="T6">WHY the Mobile Robot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5" draw:layer="layout" svg:width="22.001cm" svg:height="4.061cm" svg:x="2.499cm" svg:y="4.724cm">
          <text:list text:style-name="L3">
            <text:list-item>
              <text:p text:style-name="P1"><text:span text:style-name="T5">Using multiple cameras can be costly</text:span></text:p>
            </text:list-item>
          </text:list>
          <text:p text:style-name="P1"><text:span text:style-name="T5"/></text:p>
          <text:list text:continue-numbering="true" text:style-name="L3">
            <text:list-item>
              <text:p text:style-name="P1"><text:span text:style-name="T5">Manual cleaning may not be effective or hygienic</text:span></text:p>
            </text:list-item>
          </text:list>
          <text:p text:style-name="P1"><text:span text:style-name="T5"/></text:p>
          <text:list text:continue-numbering="true" text:style-name="L3">
            <text:list-item>
              <text:p text:style-name="P1"><text:span text:style-name="T5">Drones can trespass privac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Footer Placeholder 1" presentation:style-name="pr3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1.2cm" svg:height="2.113cm" svg:x="1.499cm" svg:y="1.324cm">
          <text:p text:style-name="P1"><text:span text:style-name="T8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5" draw:layer="layout" svg:width="19.601cm" svg:height="7.871cm" svg:x="2.751cm" svg:y="6.35cm">
          <text:list text:style-name="L3">
            <text:list-item>
              <text:p text:style-name="P1"><text:span text:style-name="T5">Rain water can harm components of the device</text:span></text:p>
            </text:list-item>
          </text:list>
          <text:p text:style-name="P1"><text:span text:style-name="T5"/></text:p>
          <text:list text:continue-numbering="true" text:style-name="L3">
            <text:list-item>
              <text:p text:style-name="P1"><text:span text:style-name="T5">Complex terrain can affect the mobility of device</text:span></text:p>
            </text:list-item>
          </text:list>
          <text:p text:style-name="P1"><text:span text:style-name="T5"/></text:p>
          <text:list text:continue-numbering="true" text:style-name="L3">
            <text:list-item>
              <text:p text:style-name="P1"><text:span text:style-name="T5">Battery drainage</text:span></text:p>
            </text:list-item>
          </text:list>
          <text:p text:style-name="P1"><text:span text:style-name="T5"/></text:p>
          <text:list text:continue-numbering="true" text:style-name="L3">
            <text:list-item>
              <text:p text:style-name="P1"><text:span text:style-name="T5">Possible damage due to human intervention</text:span></text:p>
            </text:list-item>
          </text:list>
          <text:p text:style-name="P1"><text:span text:style-name="T5"/></text:p>
          <text:p text:style-name="P1"><text:span text:style-name="T5">5. <text:s/>Range and wireless communication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Footer Placeholder 1" presentation:style-name="pr4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8" draw:layer="layout" svg:width="14.801cm" svg:height="1.013cm" svg:x="1.099cm" svg:y="0.924cm">
          <text:p text:style-name="P1"><text:span text:style-name="T6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5" draw:layer="layout" svg:width="22.401cm" svg:height="10.157cm" svg:x="1.699cm" svg:y="3.924cm">
          <text:list text:style-name="L3">
            <text:list-item>
              <text:p text:style-name="P1"><text:span text:style-name="T5">Study and selection phase</text:span></text:p>
            </text:list-item>
          </text:list>
          <text:p text:style-name="P1"><text:span text:style-name="T5"/></text:p>
          <text:p text:style-name="P10"><text:span text:style-name="T5"><text:s text:c="5"/></text:span><text:span text:style-name="T5">Chalk down the high level requirements for the project and list down test cases</text:span></text:p>
          <text:p text:style-name="P10"><text:span text:style-name="T5"/></text:p>
          <text:list text:style-name="L4">
            <text:list-item>
              <text:p text:style-name="P11"><text:span text:style-name="T5">Design phase</text:span></text:p>
            </text:list-item>
          </text:list>
          <text:p text:style-name="P11"><text:span text:style-name="T5"/></text:p>
          <text:p text:style-name="P10"><text:span text:style-name="T5"><text:s text:c="5"/></text:span><text:span text:style-name="T5">Define the system architecture for the robot – mechanical, electrical and software</text:span></text:p>
          <text:p text:style-name="P10"><text:span text:style-name="T5"/></text:p>
          <text:p text:style-name="P10"><text:span text:style-name="T5"><text:tab/></text:span><text:span text:style-name="T5">Design the algorithms used to learn and retrace the path and to detect garbage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Footer Placeholder 1" presentation:style-name="pr5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7.401cm" svg:height="10.157cm" svg:x="2.899cm" svg:y="2.724cm">
          <text:p text:style-name="P1"><text:span text:style-name="T5">3. Implementation phase</text:span></text:p>
          <text:p text:style-name="P1"><text:span text:style-name="T5"/></text:p>
          <text:p text:style-name="P1"><text:span text:style-name="T5"><text:s text:c="4"/></text:span><text:span text:style-name="T5">Implement the subsystems involved</text:span></text:p>
          <text:p text:style-name="P1"><text:span text:style-name="T5"/></text:p>
          <text:p text:style-name="P1"><text:span text:style-name="T5"><text:s text:c="4"/></text:span><text:span text:style-name="T5">Implement the algorithms on a test robot</text:span></text:p>
          <text:p text:style-name="P1"><text:span text:style-name="T5"/></text:p>
          <text:p text:style-name="P1"><text:span text:style-name="T5">4. System Testing phase</text:span></text:p>
          <text:p text:style-name="P1"><text:span text:style-name="T5"/></text:p>
          <text:p text:style-name="P1"><text:span text:style-name="T5"><text:s text:c="4"/></text:span><text:span text:style-name="T5">Integrate all the subsystems of the project</text:span></text:p>
          <text:p text:style-name="P1"><text:span text:style-name="T5"/></text:p>
          <text:p text:style-name="P1"><text:span text:style-name="T5"><text:s text:c="4"/></text:span><text:span text:style-name="T5">Implement the algorithms on the designed robot</text:span></text:p>
          <text:p text:style-name="P1"><text:span text:style-name="T5"/></text:p>
          <text:p text:style-name="P1"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Footer Placeholder 1" presentation:style-name="pr6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5.001cm" svg:height="4.823cm" svg:x="3.099cm" svg:y="3.724cm">
          <text:p text:style-name="P1"><text:span text:style-name="T5">5. Field Testing phase</text:span></text:p>
          <text:p text:style-name="P1"><text:span text:style-name="T5"/></text:p>
          <text:p text:style-name="P1"><text:span text:style-name="T5"><text:s text:c="4"/></text:span><text:span text:style-name="T5">Test the working of the prototype under different simulated and real world condition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4/10</text:span></text:p>
          </draw:text-box>
        </draw:frame>
        <draw:frame draw:name="Chart 3" draw:style-name="gr5" draw:text-style-name="P12" draw:layer="layout" svg:width="22.201cm" svg:height="11.288cm" svg:x="1.299cm" svg:y="4.5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5" draw:style-name="gr2" draw:text-style-name="P5" draw:layer="layout" svg:width="15.601cm" svg:height="1.775cm" svg:x="1.899cm" svg:y="1.324cm">
          <text:p text:style-name="P1"><text:span text:style-name="T9">Timeline o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Footer Placeholder 1" presentation:style-name="pr7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Picture 2" draw:style-name="gr6" draw:text-style-name="P12" draw:layer="layout" svg:width="24.202cm" svg:height="6.6cm" svg:x="0.699cm" svg:y="5.925cm">
          <draw:image xlink:href="Pictures/10000000000004700000007A1BD6B478979AAFA6.png" xlink:type="simple" xlink:show="embed" xlink:actuate="onLoad">
            <text:p/>
          </draw:image>
        </draw:frame>
        <draw:custom-shape draw:name="Rectangle 7" draw:style-name="gr7" draw:text-style-name="P5" draw:layer="layout" svg:width="17.987cm" svg:height="2.537cm" svg:x="0.996cm" svg:y="1.724cm">
          <text:p text:style-name="P1"><text:span text:style-name="T10">Timeline o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frame draw:name="Footer Placeholder 1" presentation:style-name="pr8" draw:text-style-name="P9" draw:layer="layout" svg:width="6.529cm" svg:height="1.013cm" svg:x="12.167cm" svg:y="17.8cm" presentation:class="footer" presentation:user-transformed="true">
          <draw:text-box>
            <text:p/>
          </draw:text-box>
        </draw:frame>
        <draw:frame draw:name="Slide Number Placeholder 2" presentation:style-name="pr1" draw:text-style-name="P4" draw:layer="layout" svg:width="1.015cm" svg:height="1.013cm" svg:x="24.02cm" svg:y="17.8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TextBox 3" draw:style-name="gr2" draw:text-style-name="P5" draw:layer="layout" svg:width="11.2cm" svg:height="6.347cm" svg:x="2.499cm" svg:y="2.324cm">
          <text:p text:style-name="P1"><text:span text:style-name="T6">Specifications</text:span></text:p>
          <text:p text:style-name="P1"><text:span text:style-name="T5"/></text:p>
          <text:p text:style-name="P1"><text:span text:style-name="T5">Expected operating time of the robot: 1 to 2 hours</text:span></text:p>
          <text:p text:style-name="P1"><text:span text:style-name="T5"/></text:p>
          <text:p text:style-name="P1"><text:span text:style-name="T5">Speed of the robot: ~30 cm/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3" draw:layer="layout" svg:width="12.699cm" svg:height="9.524cm" svg:x="3.175cm" svg:y="1.905cm" draw:page-number="11" presentation:class="page"/>
          <draw:frame draw:name="Notes Placeholder 2" presentation:style-name="pr9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draw:page draw:name="page12" draw:style-name="dp1" draw:master-page-name="Blank">
        <office:forms form:automatic-focus="false" form:apply-design-mode="false"/>
        <draw:frame draw:name="Footer Placeholder 1" presentation:style-name="pr1" draw:text-style-name="P4" draw:layer="layout" svg:width="6.6cm" svg:height="1.323cm" svg:x="18.301cm" svg:y="17.726cm" presentation:class="footer" presentation:user-transformed="true">
          <draw:text-box>
            <text:p text:style-name="P3"><text:span text:style-name="T2">3/10</text:span></text:p>
          </draw:text-box>
        </draw:frame>
        <draw:custom-shape draw:name="TextBox 4" draw:style-name="gr2" draw:text-style-name="P5" draw:layer="layout" svg:width="18.001cm" svg:height="2.706cm" svg:x="1.299cm" svg:y="1.724cm">
          <text:p text:style-name="P1"><text:span text:style-name="T12">Relevance to Society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5" draw:layer="layout" svg:width="19.401cm" svg:height="5.585cm" svg:x="2.099cm" svg:y="6.925cm">
          <text:p text:style-name="P1"><text:span text:style-name="T5">The relevance is very high in India as accumulated garbage is unattended for many days, leading to diseases. 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It will also be a good framework for learn-and-repeat robot applications (For example, transporting memos in a bank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style-name="gr8" draw:text-style-name="P16" draw:layer="layout" svg:width="16.764cm" svg:height="0.962cm" svg:x="3.556cm" svg:y="2.794cm">
          <draw:text-box>
            <text:p><text:span text:style-name="T13">References</text:span></text:p>
          </draw:text-box>
        </draw:frame>
        <draw:frame draw:style-name="gr9" draw:text-style-name="P17" draw:layer="layout" svg:width="17.272cm" svg:height="8.783cm" svg:x="3.81cm" svg:y="6.096cm">
          <draw:text-box>
            <text:p>C. Sprunk, G. D. Tipaldi, A. Cherubini, and W. Burgard, “Lidar-based</text:p>
            <text:p>teach-and-repeat of mobile robot trajectories,” in Proc. of the IEEE/RSJ</text:p>
            <text:p>Intl. Conf. on Intelligent Robots and Systems (IROS), 2013.</text:p>
            <text:p/>
            <text:p/>
            <text:p>Alvaro Salmador, Javier Pérez Cid, Ignacio Rodríguez Novelle, “Intelligent Garbage</text:p>
            <text:p>Classifier”, International Journal of Interactive Multimedia and Artificial Intelligence, 1.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Footer Placeholder 1" presentation:style-name="pr1" draw:text-style-name="P4" draw:layer="layout" svg:width="6.529cm" svg:height="1.013cm" svg:x="18.87cm" svg:y="18.036cm" presentation:class="footer" presentation:user-transformed="true">
          <draw:text-box>
            <text:p text:style-name="P3"><text:span text:style-name="T2">12/12</text:span></text:p>
          </draw:text-box>
        </draw:frame>
        <draw:custom-shape draw:name="TextBox 3" draw:style-name="gr2" draw:text-style-name="P5" draw:layer="layout" svg:width="16.401cm" svg:height="3.299cm" svg:x="4.899cm" svg:y="7.125cm">
          <text:p text:style-name="P1"><text:span text:style-name="T14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2" svg:font-family="'Lucida Sans Unicode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gradien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7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Freeform 12" draw:style-name="Mgr3" draw:text-style-name="MP5" draw:layer="backgroundobjects" svg:width="13.723cm" svg:height="2.558cm" svg:x="1.387cm" svg:y="16.514cm">
        <text:p/>
        <draw:enhanced-geometry draw:mirror-horizontal="false" draw:mirror-vertical="false" svg:viewBox="0 0 4940624 921076" drawooo:sub-view-size="7485 337" draw:text-areas="0 0 0 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/>
        <draw:enhanced-geometry draw:mirror-horizontal="false" draw:mirror-vertical="false" svg:viewBox="0 0 3690451 933450" drawooo:sub-view-size="5591 588" draw:text-areas="0 0 0 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Date Placeholder 1" presentation:style-name="Mpr1" draw:text-style-name="MP10" draw:layer="backgroundobjects" svg:width="5.333cm" svg:height="1.015cm" svg:x="18.686cm" svg:y="17.8cm" presentation:class="date-time" presentation:user-transformed="true">
        <draw:text-box>
          <text:p text:style-name="MP9"><text:span text:style-name="MT2"><text:date style:data-style-name="D4" text:date-value="2018-01-09">01/09/2018</text:date></text:span></text:p>
        </draw:text-box>
      </draw:frame>
      <draw:frame draw:name="Footer Placeholder 2" presentation:style-name="Mpr1" draw:text-style-name="MP10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Slide Number Placeholder 3" presentation:style-name="Mpr1" draw:text-style-name="MP10" draw:layer="backgroundobjects" svg:width="1.015cm" svg:height="1.013cm" svg:x="24.02cm" svg:y="17.8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Koustav</meta:initial-creator>
    <meta:editing-cycles>53</meta:editing-cycles>
    <meta:creation-date>2018-01-08T04:17:12</meta:creation-date>
    <dc:date>2018-01-09T23:47:22.110000000</dc:date>
    <meta:editing-duration>PT17H7M56S</meta:editing-duration>
    <meta:generator>LibreOffice/5.2.5.1$Windows_X86_64 LibreOffice_project/0312e1a284a7d50ca85a365c316c7abbf20a4d22</meta:generator>
    <meta:document-statistic meta:object-count="9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Concourse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Lucida Sans Unicode'" fo:font-size="18pt" style:font-size-asian="18pt" style:font-size-complex="18pt"/>
    </style:style>
    <style:style style:name="ch3" style:family="chart">
      <style:chart-properties chart:stacked="true" chart:vertical="true" chart:include-hidden-cells="false" chart:auto-position="true" chart:auto-size="true" chart:treat-empty-cells="leave-gap" loext:external-data="ppt/embeddings/Microsoft_Office_Excel_Worksheet1.xlsx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b8b8b"/>
      <style:text-properties fo:color="#000000" style:text-position="0% 100%" fo:font-family="'Lucida Sans Unicode'" fo:font-size="18pt" style:font-size-asian="18pt" style:font-size-complex="18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b8b8b"/>
      <style:text-properties fo:color="#000000" style:text-position="0% 100%" fo:font-family="'Lucida Sans Unicode'" fo:font-size="18pt" style:font-size-asian="18pt" style:font-size-complex="18pt"/>
    </style:style>
    <style:style style:name="ch6" style:family="chart">
      <style:graphic-properties svg:stroke-width="0.026cm" svg:stroke-color="#8b8b8b"/>
    </style:style>
    <style:style style:name="ch7" style:family="chart" style:data-style-name="N0">
      <style:chart-properties chart:link-data-style-to-source="true"/>
      <style:graphic-properties draw:stroke="none" draw:fill-color="#2da2b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a1f28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b641b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9639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74b78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202cm" svg:height="11.289cm" xlink:href="." xlink:type="simple" chart:class="chart:bar" chart:style-name="ch1">
        <chart:legend chart:legend-position="end" svg:x="15.734cm" svg:y="3.037cm" style:legend-expansion="high" chart:style-name="ch2"/>
        <chart:plot-area chart:style-name="ch3" chart:data-source-has-labels="both" svg:x="0.444cm" svg:y="0.225cm" svg:width="14.846cm" svg:height="10.839cm">
          <chartooo:coordinate-region svg:x="0.643cm" svg:y="0.225cm" svg:width="14.051cm" svg:height="9.848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y &amp; selection</text:p>
              </table:table-cell>
              <table:table-cell office:value-type="string">
                <text:p>Design Phase</text:p>
              </table:table-cell>
              <table:table-cell office:value-type="string">
                <text:p>Implementation Phase</text:p>
              </table:table-cell>
              <table:table-cell office:value-type="string">
                <text:p>system Testing</text:p>
              </table:table-cell>
              <table:table-cell office:value-type="string">
                <text:p>Field testing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